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YES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 table:number-rows-repeated="983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00:36.69632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11T10:01:42.629691385</dc:date>
    <meta:editing-duration>P1DT9H41M27S</meta:editing-duration>
    <meta:editing-cycles>25</meta:editing-cycles>
    <meta:document-statistic meta:table-count="1" meta:cell-count="149" meta:object-count="0"/>
  </office:meta>
</office:document-meta>
</file>